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c359" officeooo:paragraph-rsid="001cc359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cc359" officeooo:paragraph-rsid="001cc35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3pt" officeooo:rsid="001cc359" officeooo:paragraph-rsid="001cc359" style:font-size-asian="11.3500003814697pt" style:font-size-complex="13pt"/>
    </style:style>
    <style:style style:name="P4" style:family="paragraph" style:parent-style-name="Standard">
      <style:text-properties fo:font-size="13pt" officeooo:rsid="001cc359" officeooo:paragraph-rsid="001cc359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fo:font-weight="normal" officeooo:rsid="001cc359" officeooo:paragraph-rsid="001cc359" style:font-size-asian="11.3500003814697pt" style:font-weight-asian="normal" style:font-size-complex="13pt" style:font-weight-complex="normal"/>
    </style:style>
    <style:style style:name="P6" style:family="paragraph" style:parent-style-name="Standard" style:list-style-name="L4">
      <style:paragraph-properties fo:text-align="justify" style:justify-single-word="false"/>
      <style:text-properties fo:font-size="13pt" fo:font-weight="normal" officeooo:rsid="0028a38f" officeooo:paragraph-rsid="0028a38f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1f8a95" officeooo:paragraph-rsid="001f8a95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3pt" fo:font-weight="bold" officeooo:rsid="001f8a95" officeooo:paragraph-rsid="001f8a95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3pt" fo:font-weight="bold" officeooo:rsid="001f8a95" officeooo:paragraph-rsid="00207561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3pt" fo:font-weight="bold" officeooo:rsid="001f8a95" officeooo:paragraph-rsid="00238b14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3pt" fo:font-weight="bold" officeooo:rsid="001f8a95" officeooo:paragraph-rsid="0024660e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3pt" fo:font-weight="bold" officeooo:rsid="0024660e" officeooo:paragraph-rsid="0024660e" style:font-size-asian="11.3500003814697pt" style:font-weight-asian="bold" style:font-size-complex="13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3pt" fo:font-weight="bold" officeooo:rsid="0024660e" officeooo:paragraph-rsid="0024660e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3pt" fo:font-weight="bold" officeooo:rsid="0024660e" officeooo:paragraph-rsid="0028a38f" style:font-size-asian="11.3500003814697pt" style:font-weight-asian="bold" style:font-size-complex="13pt" style:font-weight-complex="bold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3pt" fo:font-weight="bold" officeooo:rsid="0024660e" officeooo:paragraph-rsid="0028a38f" style:font-size-asian="11.3500003814697pt" style:font-weight-asian="bold" style:font-size-complex="13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3pt" fo:font-weight="bold" officeooo:rsid="0026ea29" officeooo:paragraph-rsid="0026ea29" style:font-size-asian="11.3500003814697pt" style:font-weight-asian="bold" style:font-size-complex="13pt" style:font-weight-complex="bold"/>
    </style:style>
    <style:style style:name="P17" style:family="paragraph" style:parent-style-name="Standard" style:list-style-name="L2">
      <style:paragraph-properties fo:text-align="justify" style:justify-single-word="false"/>
      <style:text-properties officeooo:paragraph-rsid="0028a38f"/>
    </style:style>
    <style:style style:name="T1" style:family="text">
      <style:text-properties officeooo:rsid="001eb22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7561" style:font-weight-asian="normal" style:font-weight-complex="normal"/>
    </style:style>
    <style:style style:name="T4" style:family="text">
      <style:text-properties fo:font-weight="normal" officeooo:rsid="0020da65" style:font-weight-asian="normal" style:font-weight-complex="normal"/>
    </style:style>
    <style:style style:name="T5" style:family="text">
      <style:text-properties fo:font-weight="normal" officeooo:rsid="0021c12f" style:font-weight-asian="normal" style:font-weight-complex="normal"/>
    </style:style>
    <style:style style:name="T6" style:family="text">
      <style:text-properties fo:font-weight="normal" officeooo:rsid="00238b14" style:font-weight-asian="normal" style:font-weight-complex="normal"/>
    </style:style>
    <style:style style:name="T7" style:family="text">
      <style:text-properties fo:font-weight="normal" officeooo:rsid="0024660e" style:font-weight-asian="normal" style:font-weight-complex="normal"/>
    </style:style>
    <style:style style:name="T8" style:family="text">
      <style:text-properties fo:font-weight="normal" officeooo:rsid="00252d6f" style:font-weight-asian="normal" style:font-weight-complex="normal"/>
    </style:style>
    <style:style style:name="T9" style:family="text">
      <style:text-properties fo:font-weight="normal" officeooo:rsid="0025a438" style:font-weight-asian="normal" style:font-weight-complex="normal"/>
    </style:style>
    <style:style style:name="T10" style:family="text">
      <style:text-properties fo:font-weight="normal" officeooo:rsid="0026ea29" style:font-weight-asian="normal" style:font-weight-complex="normal"/>
    </style:style>
    <style:style style:name="T11" style:family="text">
      <style:text-properties fo:font-weight="normal" officeooo:rsid="00274a0a" style:font-weight-asian="normal" style:font-weight-complex="normal"/>
    </style:style>
    <style:style style:name="T12" style:family="text">
      <style:text-properties fo:font-weight="normal" officeooo:rsid="00285a51" style:font-weight-asian="normal" style:font-weight-complex="normal"/>
    </style:style>
    <style:style style:name="T13" style:family="text">
      <style:text-properties fo:font-weight="normal" officeooo:rsid="0028a38f" style:font-weight-asian="normal" style:font-weight-complex="normal"/>
    </style:style>
    <style:style style:name="T14" style:family="text">
      <style:text-properties officeooo:rsid="00207561"/>
    </style:style>
    <style:style style:name="T15" style:family="text">
      <style:text-properties officeooo:rsid="00238b14"/>
    </style:style>
    <style:style style:name="T16" style:family="text">
      <style:text-properties officeooo:rsid="00274a0a"/>
    </style:style>
    <style:style style:name="T17" style:family="text">
      <style:text-properties officeooo:rsid="0028a38f"/>
    </style:style>
    <style:style style:name="T18" style:family="text">
      <style:text-properties fo:font-style="italic" fo:font-weight="normal" officeooo:rsid="00274a0a" style:font-weight-asian="normal" style:font-weight-complex="normal"/>
    </style:style>
    <style:style style:name="T19" style:family="text">
      <style:text-properties style:text-underline-style="none" fo:font-weight="normal" officeooo:rsid="00274a0a" style:font-weight-asian="normal" style:font-weight-complex="normal"/>
    </style:style>
    <style:style style:name="T20" style:family="text">
      <style:text-properties fo:color="#000000" style:text-underline-style="none"/>
    </style:style>
    <style:style style:name="T21" style:family="text">
      <style:text-properties fo:color="#000000" style:text-underline-style="none" fo:font-weight="normal" officeooo:rsid="00274a0a" style:font-weight-asian="normal" style:font-weight-complex="normal"/>
    </style:style>
    <style:style style:name="T22" style:family="text">
      <style:text-properties fo:color="#000000" style:text-underline-style="none" officeooo:rsid="00274a0a"/>
    </style:style>
    <style:style style:name="T23" style:family="text">
      <style:text-properties fo:color="#000000" fo:font-weight="normal" officeooo:rsid="00274a0a" style:font-weight-asian="normal" style:font-weight-complex="normal"/>
    </style:style>
    <style:style style:name="T24" style:family="text">
      <style:text-properties fo:color="#000000" fo:font-size="13pt" style:text-underline-style="none" fo:font-weight="normal" officeooo:rsid="00274a0a" style:font-size-asian="11.3500003814697pt" style:font-weight-asian="normal" style:font-size-complex="13pt" style:font-weight-complex="normal"/>
    </style:style>
    <style:style style:name="T25" style:family="text">
      <style:text-properties fo:color="#000000" fo:font-size="13pt" style:text-underline-style="none" officeooo:rsid="00274a0a" style:font-size-asian="11.3500003814697pt" style:font-size-complex="13pt"/>
    </style:style>
    <style:style style:name="T26" style:family="text">
      <style:text-properties fo:color="#000000" fo:font-size="13pt" style:text-underline-style="none" fo:font-weight="bold" officeooo:rsid="00274a0a" style:font-size-asian="11.3500003814697pt" style:font-weight-asian="bold" style:font-size-complex="13pt" style:font-weight-complex="bold"/>
    </style:style>
    <style:style style:name="T27" style:family="text">
      <style:text-properties fo:font-size="13pt" fo:font-weight="bold" officeooo:rsid="00274a0a" style:font-size-asian="11.3500003814697pt" style:font-weight-asian="bold" style:font-size-complex="13pt" style:font-weight-complex="bold"/>
    </style:style>
    <style:style style:name="T28" style:family="text">
      <style:text-properties fo:font-size="13pt" fo:font-weight="bold" style:font-size-asian="13pt" style:font-weight-asian="bold" style:font-size-complex="13pt" style:font-weight-complex="bold"/>
    </style:style>
    <style:style style:name="T29" style:family="text">
      <style:text-properties fo:font-size="13pt" fo:font-weight="normal" officeooo:rsid="00274a0a" style:font-size-asian="11.3500003814697pt" style:font-weight-asian="normal" style:font-size-complex="13pt" style:font-weight-complex="normal"/>
    </style:style>
    <style:style style:name="T30" style:family="text">
      <style:text-properties fo:font-size="13pt" fo:font-weight="normal" style:font-size-asian="13pt" style:font-weight-asian="normal" style:font-size-complex="13pt" style:font-weight-complex="normal"/>
    </style:style>
    <style:style style:name="T31" style:family="text">
      <style:text-properties fo:font-size="13pt" fo:font-style="italic" fo:font-weight="normal" officeooo:rsid="00274a0a" style:font-size-asian="11.3500003814697pt" style:font-weight-asian="normal" style:font-size-complex="13pt" style:font-weight-complex="normal"/>
    </style:style>
    <style:style style:name="T32" style:family="text">
      <style:text-properties fo:font-size="13pt" fo:font-style="italic" officeooo:rsid="00274a0a" style:font-size-asian="11.3500003814697pt" style:font-size-complex="13pt"/>
    </style:style>
    <style:style style:name="T33" style:family="text">
      <style:text-properties fo:font-size="13pt" fo:font-style="italic" fo:font-weight="bold" officeooo:rsid="00274a0a" style:font-size-asian="11.3500003814697pt" style:font-weight-asian="bold" style:font-size-complex="13pt" style:font-weight-complex="bold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font-size="13pt" officeooo:rsid="00274a0a" style:font-size-asian="11.3500003814697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53in" fo:text-indent="-0.25in" fo:margin-left="0.795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53in" fo:text-indent="-0.25in" fo:margin-left="1.045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53in" fo:text-indent="-0.25in" fo:margin-left="1.295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53in" fo:text-indent="-0.25in" fo:margin-left="1.545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53in" fo:text-indent="-0.25in" fo:margin-left="1.795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53in" fo:text-indent="-0.25in" fo:margin-left="2.045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53in" fo:text-indent="-0.25in" fo:margin-left="2.295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53in" fo:text-indent="-0.25in" fo:margin-left="2.545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53in" fo:text-indent="-0.25in" fo:margin-left="2.795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ytmy inspirowane naturą 2013/2014</text:p>
      <text:p text:style-name="P4">Marcin Głombiowski</text:p>
      <text:p text:style-name="P3">Patryk Jażdżewski</text:p>
      <text:p text:style-name="P3"/>
      <text:p text:style-name="P2">Problem grupowania punktów w przestrzeni dwuwymiarowej.</text:p>
      <text:p text:style-name="P2"/>
      <text:p text:style-name="P5"><text:tab/>Celem tej pracy jest zbadanie wydajności różnorodnych algorytmów w zagadnieniu grupowania punktów w przestrzeniach dwuwymiarowej. Problem grupowania polega na podziale zestawu punktów na rozłączne grupy w ten sposób, żeby zminimalizować wartość pewnej zadanej funkcji oceny. Grupowanie tego typu ma wiele zastosowań np. przy <text:span text:style-name="T1">komputerowej analizie obrazów czy wykrywaniu anomalii w zestawach danych.</text:span> <text:span text:style-name="T1">Algorytmy, które zbadaliśmy to klasyczny algorytm k-średnich, algorytm genetyczny z selekcją elitarystyczną oraz algorytm optymalizacji rojem cząstek. <text:s/></text:span></text:p>
      <text:p text:style-name="P5"/>
      <text:p text:style-name="P7">Algorytm K-średnich</text:p>
      <text:p text:style-name="P8"><text:span text:style-name="T2"><text:tab/>Algorytm</text:span> <text:span text:style-name="T2">K-średnich (MacQueen, 1967) znany też jako algorytm centroidów, to jeden z najbardziej popularnych algorytmów wyznaczania podziału danych. Podejście K-średnich należy do <text:s/>rodziny algorytmów klasyfikacji bez nadzoru. </text:span></text:p>
      <text:p text:style-name="P9"><text:span text:style-name="T2"><text:tab/>Idea K-średnich polega na wyborze k nowych punktów zwanych Centroidami, gdzie k to ilość grup na jakie chcemy podzielić punkty, i przypisaniu do nich najbliższych zadanych punktów. Tak otrzymane rozwiązanie ulega poprawie w następnych iteracjach algorytmu. </text:span><text:span text:style-name="T3">Otóż w każdej kolejnej iteracji następuje przesunięcie każdego centroida do środka zbioru jego punktów, poprzez uśrednienie pozycji każdego z przypisanych mu punktów. Iteracje powtarzane są do uzyskania satysfakcjonujących wyników lub do momentu gdy rozwiązanie nie ulega już poprawe.</text:span></text:p>
      <text:p text:style-name="P9"><text:span text:style-name="T3"><text:tab/>Nasza implementacja wykorzystuje randomizowane początkowe rozmieszczenie centroidów, w obrębie przestrzeni wyznaczonej przez skrajne punkty danych wyjściowych. <text:s/>Reprezentacja punktów jak i centroidów jest zgodna z zasadami OOP. Centroidy traktujemy jako wyspecjalizowane instancje punktów. <text:s/></text:span></text:p>
      <text:p text:style-name="P10"><text:span text:style-name="T3"><text:tab/>Wydajność algorytmu K-średnich jest w dużej mierze uzależniona od początkowego wyboru punktów. Spodziewamy się, </text:span><text:span text:style-name="T4">że nasza metoda losowego rozmieszczania początkowych wektorów może prowadzić do dużej losowości otrzymywanych wyników. <text:s/>Dodatkowe ograniczenie, które założyliśmy na na początkowy układ centroidów powinno ograniczyć rozrzut wyników dla zadań w których dane wejsciowe są skoncentrowane. Obawiamy się, że w przypadku danych z dużym rozproszeniem punktów po przestrzeni lub <text:s/></text:span><text:span text:style-name="T5">ze skrajnymi danymi będącymi anomaliami, wydajność algorytmu moze być ograniczona. </text:span><text:span text:style-name="T7">Spodziewamy się, że każda iteracja będzie zajmować najmniej czasu, w porównaniu z innymi rozważanymi algorytmami, </text:span></text:p>
      <text:p text:style-name="P10"><text:span text:style-name="T5"/></text:p>
      <text:p text:style-name="P10"><text:span text:style-name="T15">Algorytm genetyczny z selekcją elitarystyczną</text:span></text:p>
      <text:p text:style-name="P10"><text:span text:style-name="T5"><text:tab/></text:span><text:span text:style-name="T6">Rodzina algorytmów gentycznych <text:s/>jest to zbiór algorytmów których zadaniem jest przeszukiwanie przestrzeni rozwiązań w poszukiwaniu optymalnego rozwiązania lub zbliżonego do optymalnego i które zostały zainspirowane pracami z zakresu genetyki I biologii. Idea algorytmów genetycznych została stworzona przez Johna H. Hollanda. </text:span></text:p>
      <text:p text:style-name="P11"><text:span text:style-name="T6"><text:tab/></text:span><text:span text:style-name="T7">Algorytm genetyczny tworzy rozwiązanie bazowe, a następnie usprawnia to rozwiązanie aż do uzyskania zadowalajacej jakości albo osiągnięcia limitu czasu lub iteracji. Kluczowe znaczenie dla jakości algorytmu ma umiejętność poprawiania zadanego rozwiązania w czym kluczowe znaczenie mają tzw. operatory genetyczne: selekcja. mutacja </text:span><text:soft-page-break/><text:span text:style-name="T7">i krzyżowanie, na podstawie których dobierane są osobniki przechodzące do następnego pokolenia. W tym konktekście selekcja elitarystyczna oznacza, następujące zachowanie programu w każdej iteracji:</text:span></text:p>
      <text:list xml:id="list7947994290333014998" text:style-name="L1">
        <text:list-item>
          <text:p text:style-name="P13"><text:span text:style-name="T2">powiększamy populację dwukrotnie poprzez mutację każdego osobnika z obecnej populacji</text:span></text:p>
        </text:list-item>
        <text:list-item>
          <text:p text:style-name="P13"><text:span text:style-name="T2">dzielimy tą dużą populację na grupy w losowy sposób</text:span></text:p>
        </text:list-item>
        <text:list-item>
          <text:p text:style-name="P13"><text:span text:style-name="T2">z każdej grupie osobniki rywalizują ze sobą, rywalizacja odbywa się wg. funkcji dostosowania</text:span></text:p>
        </text:list-item>
        <text:list-item>
          <text:p text:style-name="P13"><text:span text:style-name="T2">z kazdej grupy wybieramy najlepsze osobniki, które tworzą nową populację</text:span></text:p>
        </text:list-item>
      </text:list>
      <text:p text:style-name="P12"><text:span text:style-name="T8">Celem zastosowaniu losowego podziału na grupy jest uniknięcie dominacji populacji przez dobrze przystosowanego osobnika będącego ekstremeum lokalnym.</text:span><text:span text:style-name="T2"> </text:span></text:p>
      <text:p text:style-name="P12"><text:span text:style-name="T2"><text:tab/></text:span><text:span text:style-name="T9">Nasza implementacja korzysta z losowego, choć ograniczonego skrajnymi punktami, rozwiązania początkowego. Za funkcję dostosowania przyjeliśmy średnią odległość każdego z centroidów do jego punktów. Nasz algorytm korzysta z operatora mutacji zdefiniowanego jako przyciąganie centroida przez jego punkty, tj. dla każdego centroida wybierana jest cześć należących do niego punktów, z tych punktów tworzona jest średnia, po czym centroid wykonuje randomizowany ruch w kierunku tak wyznaczonego punktu ciężkości. Przy czym centroidy bez przypisanych punktów traktujemy jako błędne i zamiast dokonywać ich mutacji losujemy dla nich nową pozycję. </text:span></text:p>
      <text:p text:style-name="P12"><text:span text:style-name="T9"/></text:p>
      <text:p text:style-name="P16"><text:span text:style-name="T14">O</text:span>ptymalizacja rojem cząstek<text:span text:style-name="T2"> </text:span></text:p>
      <text:p text:style-name="P12"><text:tab/><text:span text:style-name="T10">Optymalizacja rojem cząstek (PSO) jest to technika optymalizacyjna zainspirowana przez stadne zachowania zwierząt, takich jak ryby lub ptaki. Pionierami PSO byli James Kennedy i Russell Eberhart. Podobnie jak poprzednie jest to algorytm iteracyjny, gdzie ostateczny wynik otrzymujemy poprzez poprawianie wcześniej otrzymanych rozwiązań. </text:span><text:span text:style-name="T11">Różnica pomiędzy algorytmem rojowym a genetycznym polega na przeniesieniu ciężaru z rywalizacji osobników w populacji na współpracę w ramach grupy.</text:span></text:p>
      <text:p text:style-name="P14"><text:span text:style-name="T10"><text:tab/></text:span><text:span text:style-name="T11">Algorytm PSO operuje na populacji (roju) współpracujących ze sobą osobników z których każdy dąży</text:span><text:span text:style-name="T10"><text:tab/></text:span><text:span text:style-name="T11">do znalezienia optymalnego rozwiązania korzystając ze swoich doświadczeń jak i doświadczeń całej grupy. Każdy osobnik (cząstka) znajduje się na określonej pozycji w przestrzeni wszystkich możliwych rozwiązań </text:span><text:span text:style-name="T12">i</text:span><text:span text:style-name="T11"> ma </text:span><text:span text:style-name="T12">przypisaną</text:span><text:span text:style-name="T11"> </text:span><text:span text:style-name="T12">pewną</text:span><text:span text:style-name="T11"> prędkość, która określa jak zmieniać będzie się dan</text:span><text:span text:style-name="T12">a</text:span><text:span text:style-name="T11"> </text:span><text:span text:style-name="T12">cząstka</text:span><text:span text:style-name="T11"> w czasie. </text:span><text:span text:style-name="T12">W każdej iteracji pozycja jest poprawiana zgodnie z prędkością. Zmianie ulega też sama prędkość. Zmiana wektora prędkości zależna jest od trzech czynników: obecnej prędkości, <text:s/>najlepszego rozwiązania znalezionego do tej pory przez cząsteczkę oraz od najlepszego rozwiązania z całej grupy. </text:span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7">Bibliografia</text:span></text:p>
      <text:list xml:id="list5519137865350705116" text:style-name="L4">
        <text:list-item>
          <text:p text:style-name="P6"><text:span text:style-name="T22">E.R. Hruschka et al. “A survey of evolutionary algorithms for clustering”</text:span></text:p>
        </text:list-item>
        <text:list-item>
          <text:p text:style-name="P6"><text:span text:style-name="T20">A. Abraham, S. Das, S. Roy. “Swarm intelligence algorithms for data clustering” </text:span></text:p>
        </text:list-item>
        <text:list-item>
          <text:p text:style-name="P6"><text:span text:style-name="T20">W. Kwedlo, “Algorytmy ewolucyjne” <text:s/></text:span></text:p>
        </text:list-item>
      </text:list>
      <text:p text:style-name="P12"><text:span text:style-name="T10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>
      <style:text-properties fo:font-size="13pt" style:font-size-asian="11.3500003814697pt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k </meta:initial-creator>
    <meta:creation-date>2014-01-10T23:27:49.475579557</meta:creation-date>
    <dc:date>2014-01-11T15:36:58.938184266</dc:date>
    <dc:creator>jfk </dc:creator>
    <meta:editing-duration>PT3H37M50S</meta:editing-duration>
    <meta:editing-cycles>9</meta:editing-cycles>
    <meta:generator>LibreOffice/4.1.3.2$Linux_X86_64 LibreOffice_project/410m0$Build-2</meta:generator>
    <meta:document-statistic meta:table-count="0" meta:image-count="0" meta:object-count="0" meta:page-count="2" meta:paragraph-count="27" meta:word-count="752" meta:character-count="5848" meta:non-whitespace-character-count="5098"/>
  </office:meta>
</office:document-meta>
</file>